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GHC 8.8.3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GHC HEAD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3" table:number-rows-spanned="1">
            <text:p>Percent difference</text:p>
          </table:table-cell>
          <table:covered-table-cell table:number-columns-repeated="2" table:style-name="ce1"/>
        </table:table-row>
        <table:table-row table:style-name="ro2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  <table:table-cell/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  <table:table-cell/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Time (desugar)</text:p>
          </table:table-cell>
          <table:table-cell table:style-name="ce1" office:value-type="string" calcext:value-type="string">
            <text:p>Bytes allocated (desugar)</text:p>
          </table:table-cell>
        </table:table-row>
        <table:table-row table:style-name="ro1">
          <table:table-cell office:value-type="string" calcext:value-type="string">
            <text:p>T11276</text:p>
          </table:table-cell>
          <table:table-cell office:value-type="float" office:value="1.159" calcext:value-type="float">
            <text:p>1.159</text:p>
          </table:table-cell>
          <table:table-cell office:value-type="float" office:value="1856464" calcext:value-type="float">
            <text:p>1856464</text:p>
          </table:table-cell>
          <table:table-cell/>
          <table:table-cell office:value-type="string" calcext:value-type="string">
            <text:p>T11276</text:p>
          </table:table-cell>
          <table:table-cell office:value-type="float" office:value="1.689" calcext:value-type="float">
            <text:p>1.689</text:p>
          </table:table-cell>
          <table:table-cell office:value-type="float" office:value="2387512" calcext:value-type="float">
            <text:p>2387512</text:p>
          </table:table-cell>
          <table:table-cell/>
          <table:table-cell office:value-type="string" calcext:value-type="string">
            <text:p>T11276</text:p>
          </table:table-cell>
          <table:table-cell table:formula="of:=([.F3]-[.B3])/(([.F3]+[.B3])/2)" office:value-type="percentage" office:value="0.372191011235955" calcext:value-type="percentage">
            <text:p>37.22%</text:p>
          </table:table-cell>
          <table:table-cell table:formula="of:=([.G3]-[.C3])/(([.G3]+[.C3])/2)" office:value-type="percentage" office:value="0.250259662165856" calcext:value-type="percentage">
            <text:p>25.03%</text:p>
          </table:table-cell>
        </table:table-row>
        <table:table-row table:style-name="ro1">
          <table:table-cell office:value-type="string" calcext:value-type="string">
            <text:p>T11303</text:p>
          </table:table-cell>
          <table:table-cell office:value-type="float" office:value="28.056" calcext:value-type="float">
            <text:p>28.056</text:p>
          </table:table-cell>
          <table:table-cell office:value-type="float" office:value="60189288" calcext:value-type="float">
            <text:p>60189288</text:p>
          </table:table-cell>
          <table:table-cell/>
          <table:table-cell office:value-type="string" calcext:value-type="string">
            <text:p>T11303</text:p>
          </table:table-cell>
          <table:table-cell office:value-type="float" office:value="17.964" calcext:value-type="float">
            <text:p>17.964</text:p>
          </table:table-cell>
          <table:table-cell office:value-type="float" office:value="39876408" calcext:value-type="float">
            <text:p>39876408</text:p>
          </table:table-cell>
          <table:table-cell/>
          <table:table-cell office:value-type="string" calcext:value-type="string">
            <text:p>T11303</text:p>
          </table:table-cell>
          <table:table-cell table:formula="of:=([.F4]-[.B4])/(([.F4]+[.B4])/2)" office:value-type="percentage" office:value="-0.438591916558018" calcext:value-type="percentage">
            <text:p>-43.86%</text:p>
          </table:table-cell>
          <table:table-cell table:formula="of:=([.G4]-[.C4])/(([.G4]+[.C4])/2)" office:value-type="percentage" office:value="-0.405990880231323" calcext:value-type="percentage">
            <text:p>-40.60%</text:p>
          </table:table-cell>
        </table:table-row>
        <table:table-row table:style-name="ro1">
          <table:table-cell office:value-type="string" calcext:value-type="string">
            <text:p>T11303b</text:p>
          </table:table-cell>
          <table:table-cell office:value-type="float" office:value="1.147" calcext:value-type="float">
            <text:p>1.147</text:p>
          </table:table-cell>
          <table:table-cell office:value-type="float" office:value="1649528" calcext:value-type="float">
            <text:p>1649528</text:p>
          </table:table-cell>
          <table:table-cell/>
          <table:table-cell office:value-type="string" calcext:value-type="string">
            <text:p>T11303b</text:p>
          </table:table-cell>
          <table:table-cell office:value-type="float" office:value="0.392" calcext:value-type="float">
            <text:p>0.392</text:p>
          </table:table-cell>
          <table:table-cell office:value-type="float" office:value="464504" calcext:value-type="float">
            <text:p>464504</text:p>
          </table:table-cell>
          <table:table-cell/>
          <table:table-cell office:value-type="string" calcext:value-type="string">
            <text:p>T11303b</text:p>
          </table:table-cell>
          <table:table-cell table:formula="of:=([.F5]-[.B5])/(([.F5]+[.B5])/2)" office:value-type="percentage" office:value="-0.981156595191683" calcext:value-type="percentage">
            <text:p>-98.12%</text:p>
          </table:table-cell>
          <table:table-cell table:formula="of:=([.G5]-[.C5])/(([.G5]+[.C5])/2)" office:value-type="percentage" office:value="-1.12110318103037" calcext:value-type="percentage">
            <text:p>-112.11%</text:p>
          </table:table-cell>
        </table:table-row>
        <table:table-row table:style-name="ro1">
          <table:table-cell office:value-type="string" calcext:value-type="string">
            <text:p>T11374</text:p>
          </table:table-cell>
          <table:table-cell office:value-type="float" office:value="4.623" calcext:value-type="float">
            <text:p>4.623</text:p>
          </table:table-cell>
          <table:table-cell office:value-type="float" office:value="6159712" calcext:value-type="float">
            <text:p>6159712</text:p>
          </table:table-cell>
          <table:table-cell/>
          <table:table-cell office:value-type="string" calcext:value-type="string">
            <text:p>T11374</text:p>
          </table:table-cell>
          <table:table-cell office:value-type="float" office:value="3.003" calcext:value-type="float">
            <text:p>3.003</text:p>
          </table:table-cell>
          <table:table-cell office:value-type="float" office:value="3194616" calcext:value-type="float">
            <text:p>3194616</text:p>
          </table:table-cell>
          <table:table-cell/>
          <table:table-cell office:value-type="string" calcext:value-type="string">
            <text:p>T11374</text:p>
          </table:table-cell>
          <table:table-cell table:formula="of:=([.F6]-[.B6])/(([.F6]+[.B6])/2)" office:value-type="percentage" office:value="-0.42486231313926" calcext:value-type="percentage">
            <text:p>-42.49%</text:p>
          </table:table-cell>
          <table:table-cell table:formula="of:=([.G6]-[.C6])/(([.G6]+[.C6])/2)" office:value-type="percentage" office:value="-0.633951685252003" calcext:value-type="percentage">
            <text:p>-63.40%</text:p>
          </table:table-cell>
        </table:table-row>
        <table:table-row table:style-name="ro1">
          <table:table-cell office:value-type="string" calcext:value-type="string">
            <text:p>T11822</text:p>
          </table:table-cell>
          <table:table-cell office:value-type="float" office:value="1063.495" calcext:value-type="float">
            <text:p>1063.495</text:p>
          </table:table-cell>
          <table:table-cell office:value-type="float" office:value="2006687040" calcext:value-type="float">
            <text:p>2006687040</text:p>
          </table:table-cell>
          <table:table-cell/>
          <table:table-cell office:value-type="string" calcext:value-type="string">
            <text:p>T11822</text:p>
          </table:table-cell>
          <table:table-cell office:value-type="float" office:value="16.032" calcext:value-type="float">
            <text:p>16.032</text:p>
          </table:table-cell>
          <table:table-cell office:value-type="float" office:value="27907752" calcext:value-type="float">
            <text:p>27907752</text:p>
          </table:table-cell>
          <table:table-cell/>
          <table:table-cell office:value-type="string" calcext:value-type="string">
            <text:p>T11822</text:p>
          </table:table-cell>
          <table:table-cell table:formula="of:=([.F7]-[.B7])/(([.F7]+[.B7])/2)" office:value-type="percentage" office:value="-1.9405962055604" calcext:value-type="percentage">
            <text:p>-194.06%</text:p>
          </table:table-cell>
          <table:table-cell table:formula="of:=([.G7]-[.C7])/(([.G7]+[.C7])/2)" office:value-type="percentage" office:value="-1.94513354283667" calcext:value-type="percentage">
            <text:p>-194.51%</text:p>
          </table:table-cell>
        </table:table-row>
        <table:table-row table:style-name="ro1">
          <table:table-cell office:value-type="string" calcext:value-type="string">
            <text:p>T11195</text:p>
          </table:table-cell>
          <table:table-cell office:value-type="float" office:value="2677.682" calcext:value-type="float">
            <text:p>2677.682</text:p>
          </table:table-cell>
          <table:table-cell office:value-type="float" office:value="3084609976" calcext:value-type="float">
            <text:p>3084609976</text:p>
          </table:table-cell>
          <table:table-cell/>
          <table:table-cell office:value-type="string" calcext:value-type="string">
            <text:p>T11195</text:p>
          </table:table-cell>
          <table:table-cell office:value-type="float" office:value="22.266" calcext:value-type="float">
            <text:p>22.266</text:p>
          </table:table-cell>
          <table:table-cell office:value-type="float" office:value="39488216" calcext:value-type="float">
            <text:p>39488216</text:p>
          </table:table-cell>
          <table:table-cell/>
          <table:table-cell office:value-type="string" calcext:value-type="string">
            <text:p>T11195</text:p>
          </table:table-cell>
          <table:table-cell table:formula="of:=([.F8]-[.B8])/(([.F8]+[.B8])/2)" office:value-type="percentage" office:value="-1.96701269802233" calcext:value-type="percentage">
            <text:p>-196.70%</text:p>
          </table:table-cell>
          <table:table-cell table:formula="of:=([.G8]-[.C8])/(([.G8]+[.C8])/2)" office:value-type="percentage" office:value="-1.94944049313031" calcext:value-type="percentage">
            <text:p>-194.94%</text:p>
          </table:table-cell>
        </table:table-row>
        <table:table-row table:style-name="ro1">
          <table:table-cell office:value-type="string" calcext:value-type="string">
            <text:p>T17096</text:p>
          </table:table-cell>
          <table:table-cell office:value-type="float" office:value="7469.693" calcext:value-type="float">
            <text:p>7469.693</text:p>
          </table:table-cell>
          <table:table-cell office:value-type="float" office:value="17251358480" calcext:value-type="float">
            <text:p>17251358480</text:p>
          </table:table-cell>
          <table:table-cell/>
          <table:table-cell office:value-type="string" calcext:value-type="string">
            <text:p>T17096</text:p>
          </table:table-cell>
          <table:table-cell office:value-type="float" office:value="16.641" calcext:value-type="float">
            <text:p>16.641</text:p>
          </table:table-cell>
          <table:table-cell office:value-type="float" office:value="35406936" calcext:value-type="float">
            <text:p>35406936</text:p>
          </table:table-cell>
          <table:table-cell/>
          <table:table-cell office:value-type="string" calcext:value-type="string">
            <text:p>T17096</text:p>
          </table:table-cell>
          <table:table-cell table:formula="of:=([.F9]-[.B9])/(([.F9]+[.B9])/2)" office:value-type="percentage" office:value="-1.99110859868128" calcext:value-type="percentage">
            <text:p>-199.11%</text:p>
          </table:table-cell>
          <table:table-cell table:formula="of:=([.G9]-[.C9])/(([.G9]+[.C9])/2)" office:value-type="percentage" office:value="-1.99180715763813" calcext:value-type="percentage">
            <text:p>-199.18%</text:p>
          </table:table-cell>
        </table:table-row>
        <table:table-row table:style-name="ro1">
          <table:table-cell office:value-type="string" calcext:value-type="string">
            <text:p>PmSeriesS</text:p>
          </table:table-cell>
          <table:table-cell office:value-type="float" office:value="44.463" calcext:value-type="float">
            <text:p>44.463</text:p>
          </table:table-cell>
          <table:table-cell office:value-type="float" office:value="52852744" calcext:value-type="float">
            <text:p>52852744</text:p>
          </table:table-cell>
          <table:table-cell/>
          <table:table-cell office:value-type="string" calcext:value-type="string">
            <text:p>PmSeriesS</text:p>
          </table:table-cell>
          <table:table-cell office:value-type="float" office:value="2.579" calcext:value-type="float">
            <text:p>2.579</text:p>
          </table:table-cell>
          <table:table-cell office:value-type="float" office:value="6189144" calcext:value-type="float">
            <text:p>6189144</text:p>
          </table:table-cell>
          <table:table-cell/>
          <table:table-cell office:value-type="string" calcext:value-type="string">
            <text:p>PmSeriesS</text:p>
          </table:table-cell>
          <table:table-cell table:formula="of:=([.F10]-[.B10])/(([.F10]+[.B10])/2)" office:value-type="percentage" office:value="-1.78070660261043" calcext:value-type="percentage">
            <text:p>-178.07%</text:p>
          </table:table-cell>
          <table:table-cell table:formula="of:=([.G10]-[.C10])/(([.G10]+[.C10])/2)" office:value-type="percentage" office:value="-1.58069470949167" calcext:value-type="percentage">
            <text:p>-158.07%</text:p>
          </table:table-cell>
        </table:table-row>
        <table:table-row table:style-name="ro1">
          <table:table-cell office:value-type="string" calcext:value-type="string">
            <text:p>PmSeriesT</text:p>
          </table:table-cell>
          <table:table-cell office:value-type="float" office:value="48.299" calcext:value-type="float">
            <text:p>48.299</text:p>
          </table:table-cell>
          <table:table-cell office:value-type="float" office:value="61434928" calcext:value-type="float">
            <text:p>61434928</text:p>
          </table:table-cell>
          <table:table-cell/>
          <table:table-cell office:value-type="string" calcext:value-type="string">
            <text:p>PmSeriesT</text:p>
          </table:table-cell>
          <table:table-cell office:value-type="float" office:value="6.864" calcext:value-type="float">
            <text:p>6.864</text:p>
          </table:table-cell>
          <table:table-cell office:value-type="float" office:value="17577224" calcext:value-type="float">
            <text:p>17577224</text:p>
          </table:table-cell>
          <table:table-cell/>
          <table:table-cell office:value-type="string" calcext:value-type="string">
            <text:p>PmSeriesT</text:p>
          </table:table-cell>
          <table:table-cell table:formula="of:=([.F11]-[.B11])/(([.F11]+[.B11])/2)" office:value-type="percentage" office:value="-1.50227507568479" calcext:value-type="percentage">
            <text:p>-150.23%</text:p>
          </table:table-cell>
          <table:table-cell table:formula="of:=([.G11]-[.C11])/(([.G11]+[.C11])/2)" office:value-type="percentage" office:value="-1.11015085375728" calcext:value-type="percentage">
            <text:p>-111.02%</text:p>
          </table:table-cell>
        </table:table-row>
        <table:table-row table:style-name="ro1">
          <table:table-cell office:value-type="string" calcext:value-type="string">
            <text:p>PmSeriesV</text:p>
          </table:table-cell>
          <table:table-cell office:value-type="float" office:value="130.754" calcext:value-type="float">
            <text:p>130.754</text:p>
          </table:table-cell>
          <table:table-cell office:value-type="float" office:value="139083856" calcext:value-type="float">
            <text:p>139083856</text:p>
          </table:table-cell>
          <table:table-cell/>
          <table:table-cell office:value-type="string" calcext:value-type="string">
            <text:p>PmSeriesV</text:p>
          </table:table-cell>
          <table:table-cell office:value-type="float" office:value="4.544" calcext:value-type="float">
            <text:p>4.544</text:p>
          </table:table-cell>
          <table:table-cell office:value-type="float" office:value="9525800" calcext:value-type="float">
            <text:p>9525800</text:p>
          </table:table-cell>
          <table:table-cell/>
          <table:table-cell office:value-type="string" calcext:value-type="string">
            <text:p>PmSeriesV</text:p>
          </table:table-cell>
          <table:table-cell table:formula="of:=([.F12]-[.B12])/(([.F12]+[.B12])/2)" office:value-type="percentage" office:value="-1.86565950716197" calcext:value-type="percentage">
            <text:p>-186.57%</text:p>
          </table:table-cell>
          <table:table-cell table:formula="of:=([.G12]-[.C12])/(([.G12]+[.C12])/2)" office:value-type="percentage" office:value="-1.74360212501939" calcext:value-type="percentage">
            <text:p>-174.36%</text:p>
          </table:table-cell>
        </table:table-row>
        <table:table-row table:style-name="ro1">
          <table:table-cell office:value-type="string" calcext:value-type="string">
            <text:p>PmSeriesG</text:p>
          </table:table-cell>
          <table:table-cell office:value-type="float" office:value="1.197" calcext:value-type="float">
            <text:p>1.197</text:p>
          </table:table-cell>
          <table:table-cell office:value-type="float" office:value="1206112" calcext:value-type="float">
            <text:p>1206112</text:p>
          </table:table-cell>
          <table:table-cell/>
          <table:table-cell office:value-type="string" calcext:value-type="string">
            <text:p>PmSeriesG</text:p>
          </table:table-cell>
          <table:table-cell office:value-type="float" office:value="8.082" calcext:value-type="float">
            <text:p>8.082</text:p>
          </table:table-cell>
          <table:table-cell office:value-type="float" office:value="18899376" calcext:value-type="float">
            <text:p>18899376</text:p>
          </table:table-cell>
          <table:table-cell/>
          <table:table-cell office:value-type="string" calcext:value-type="string">
            <text:p>PmSeriesG</text:p>
          </table:table-cell>
          <table:table-cell table:formula="of:=([.F13]-[.B13])/(([.F13]+[.B13])/2)" office:value-type="percentage" office:value="1.48399612027158" calcext:value-type="percentage">
            <text:p>148.40%</text:p>
          </table:table-cell>
          <table:table-cell table:formula="of:=([.G13]-[.C13])/(([.G13]+[.C13])/2)" office:value-type="percentage" office:value="1.76004322799825" calcext:value-type="percentage">
            <text:p>176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5:11:31.707862967</meta:creation-date>
    <dc:date>2020-03-02T15:16:46.455044969</dc:date>
    <meta:editing-duration>PT5M15S</meta:editing-duration>
    <meta:editing-cycles>2</meta:editing-cycles>
    <meta:generator>LibreOffice/6.0.7.3$Linux_X86_64 LibreOffice_project/00m0$Build-3</meta:generator>
    <meta:document-statistic meta:table-count="1" meta:cell-count="111" meta:object-count="0"/>
  </office:meta>
</office:document-meta>
</file>